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office:version="1.1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665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2.399cm"/>
    </style:style>
    <style:style style:name="co5" style:family="table-column">
      <style:table-column-properties fo:break-before="auto" style:column-width="15cm"/>
    </style:style>
    <style:style style:name="co6" style:family="table-column">
      <style:table-column-properties fo:break-before="auto" style:column-width="1.132cm"/>
    </style:style>
    <style:style style:name="co7" style:family="table-column">
      <style:table-column-properties fo:break-before="auto" style:column-width="1.199cm"/>
    </style:style>
    <style:style style:name="co8" style:family="table-column">
      <style:table-column-properties fo:break-before="auto" style:column-width="3.933cm"/>
    </style:style>
    <style:style style:name="co9" style:family="table-column">
      <style:table-column-properties fo:break-before="auto" style:column-width="2.9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ro4" style:family="table-row">
      <style:table-row-properties style:row-height="0.737cm" fo:break-before="auto" style:use-optimal-row-height="false"/>
    </style:style>
    <style:style style:name="ro5" style:family="table-row">
      <style:table-row-properties style:row-height="0.577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0.866cm" fo:break-before="auto" style:use-optimal-row-height="true"/>
    </style:style>
    <style:style style:name="ro8" style:family="table-row">
      <style:table-row-properties style:row-height="0.3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cc" style:text-align-source="fix" style:repeat-content="false" style:vertical-align="middle"/>
      <style:paragraph-properties fo:text-align="center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99cc" style:text-align-source="fix" style:repeat-content="false" fo:border="0.002cm solid #000000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9999cc" style:text-align-source="fix" style:repeat-content="false" fo:border="0.002cm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transparent" fo:wrap-option="wrap" fo:border="0.002cm solid #000000" style:vertical-align="top"/>
    </style:style>
    <style:style style:name="ce8center" style:family="table-cell" style:parent-style-name="Default">
      <style:table-cell-properties fo:background-color="transparent" fo:wrap-option="wrap" fo:border="0.002cm solid #000000"/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9999cc"/>
      <style:text-properties fo:color="#ffffff"/>
    </style:style>
    <style:style style:name="ce11" style:family="table-cell" style:parent-style-name="Default">
      <style:table-cell-properties fo:background-color="#9999cc" fo:border="0.002cm solid #000000"/>
    </style:style>
    <style:style style:name="ce12" style:family="table-cell" style:parent-style-name="Default">
      <style:table-cell-properties fo:background-color="transparent" fo:border="0.002cm solid #000000"/>
    </style:style>
    <style:style style:name="ce13" style:family="table-cell" style:parent-style-name="Default">
      <style:table-cell-properties fo:background-color="#9999cc" fo:border="0.002cm solid #000000"/>
      <style:text-properties fo:color="#ffffff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ooc:cell-content-is-in-list(&quot;aaa -&gt; bbb&quot;;&quot;ccc -&gt; qq&quot;)" table:allow-empty-cell="false" table:display-list="unsorted" rml_loop="repeatIn(allselection(objects),'sel')" rml_tag="updatetag(sel)">
</table:content-validation>
      </table:content-validations>
      <table:table table:name="Feuille1" table:style-name="ta1" table:print="false">
        <table:table-column table:style-name="co1" table:default-cell-style-name="ce6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9" table:number-rows-spanned="1">
            <text:p>OpenERP base [[ getdb() ]] : [[ time.strftime('%d/%m/%Y') ]]</text:p>
          </table:table-cell>
          <table:covered-table-cell table:style-name="Default"/>
          <table:covered-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2" office:value-type="string">
            <text:p>Modules </text:p>
          </table:table-cell>
          <table:table-cell table:number-columns-repeated="8"/>
        </table:table-row>
        <table:table-row-group table:display="false">
          <table:table-row table:style-name="ro2" table:visibility="collapse">
[[ repeatIn(listmodules(), 'm') ]]
<table:table-cell table:style-name="ce3" office:value-type="string">
<text:p>[[ m ]]</text:p>
</table:table-cell>
<table:table-cell table:number-columns-repeated="8"/>
</table:table-row>
        </table:table-row-group>
        <table:table-row table:style-name="ro2">
          <table:table-cell table:style-name="Default" table:number-columns-repeated="2"/>
          <table:table-cell table:number-columns-repeated="7"/>
        </table:table-row>
        <table:table-row-group rml_loop="repeatIn(objects,'model')">
          <table:table-header-rows>
            <table:table-row table:style-name="ro4">
              <table:table-cell table:style-name="ce4" office:value-type="string" table:number-columns-spanned="3" table:number-rows-spanned="1">
                <text:p>[[ model.name ]]</text:p>
              </table:table-cell>
              <table:covered-table-cell table:style-name="ce10"/>
              <table:covered-table-cell table:style-name="ce13"/>
              <table:table-cell table:style-name="ce2" office:value-type="string" table:number-columns-spanned="6" table:number-rows-spanned="1">
                <text:p>[[ model.model ]]</text:p>
              </table:table-cell>
              <table:covered-table-cell table:style-name="ce13"/>
              <table:covered-table-cell table:style-name="ce13"/>
              <table:covered-table-cell table:style-name="ce13"/>
              <table:covered-table-cell table:style-name="ce13"/>
              <table:covered-table-cell/>
            </table:table-row>
          </table:table-header-rows>
          <table:table-row table:style-name="ro5">
[[ not has_sql_constraints(model.model) and removeParentNode('table-row') ]]
<table:table-cell table:style-name="ce5" office:value-type="string" table:number-columns-spanned="9" table:number-rows-spanned="1">
<text:p>sql_constraints</text:p>
</table:table-cell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/>
</table:table-row>
          <table:table-row table:style-name="ro2">
[[ repeatIn(get_sql_constraints(model.model),'sqlc') ]]
<table:table-cell office:value-type="string" table:number-columns-spanned="9" table:number-rows-spanned="1">
<text:p> [[ sqlc ]]</text:p>
</table:table-cell>
<table:covered-table-cell table:style-name="ce12"/>
<table:covered-table-cell table:style-name="ce12"/>
<table:covered-table-cell table:style-name="ce12"/>
<table:covered-table-cell table:style-name="ce12"/>
<table:covered-table-cell table:style-name="ce12"/>
<table:covered-table-cell table:style-name="ce12"/>
<table:covered-table-cell table:style-name="ce14"/>
<table:covered-table-cell/>
</table:table-row>
          <table:table-row table:style-name="ro5">
[[ not has_constraints(model.model) and removeParentNode('table-row') ]]
<table:table-cell table:style-name="ce5" office:value-type="string" table:number-columns-spanned="9" table:number-rows-spanned="1">
<text:p>python constraints</text:p>
</table:table-cell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/>
</table:table-row>
          <table:table-row table:style-name="ro2">
[[ repeatIn(get_constraints(model.model),'constr') ]]
<table:table-cell office:value-type="string" table:number-columns-spanned="9" table:number-rows-spanned="1">
<text:p>[[ constr ]]</text:p>
</table:table-cell>
<table:covered-table-cell table:style-name="ce12"/>
<table:covered-table-cell table:style-name="ce12"/>
<table:covered-table-cell table:style-name="ce12"/>
<table:covered-table-cell table:style-name="ce12"/>
<table:covered-table-cell table:style-name="ce12"/>
<table:covered-table-cell table:style-name="ce12"/>
<table:covered-table-cell table:style-name="ce12"/>
<table:covered-table-cell/>
</table:table-row>
          <table:table-row table:style-name="ro6">
            <table:table-cell table:style-name="ce7" office:value-type="string">
              <text:p>Field</text:p>
            </table:table-cell>
            <table:table-cell table:style-name="ce7" office:value-type="string">
              <text:p>Name</text:p>
            </table:table-cell>
            <table:table-cell table:style-name="ce7" office:value-type="string">
              <text:p>Help</text:p>
            </table:table-cell>
            <table:table-cell table:style-name="ce7" office:value-type="string">
              <text:p>Type</text:p>
            </table:table-cell>
            <table:table-cell table:style-name="ce7" office:value-type="string">
              <text:p>Attributes</text:p>
            </table:table-cell>
            <table:table-cell table:style-name="ce7" office:value-type="string">
              <text:p>RO</text:p>
            </table:table-cell>
            <table:table-cell table:style-name="ce7" office:value-type="string">
              <text:p>Rq</text:p>
            </table:table-cell>
            <table:table-cell table:style-name="ce7" office:value-type="string">
              <text:p>Default</text:p>
            </table:table-cell>
            <table:table-cell table:style-name="ce7" office:value-type="string">
              <text:p>Module</text:p>
            </table:table-cell>
          </table:table-row>
          <table:table-row table:style-name="ro7">
[[ repeatIn(getsortedfields(model.field_id),'field') ]]
<table:table-cell table:style-name="ce8" office:value-type="string">
<text:p>[[ field.name ]]</text:p>
</table:table-cell>
<table:table-cell table:style-name="ce8">
<text:p>[[ field.field_description ]] </text:p>
</table:table-cell>
<table:table-cell table:style-name="ce8" office:value-type="string">
<text:p>[[ gethelp(model.model,field.name) ]] </text:p>
</table:table-cell>
<table:table-cell table:style-name="ce8" rml_tag="set_sel(field)" rml_loop="repeatIn([field.ttype],'ty')">
<text:p>[[ ty ]] </text:p>
</table:table-cell>
<table:table-cell table:style-name="ce8">

<text:p>- real type=[[ isfun(model.model,field.name) or removeParentNode('para') ]]</text:p>
<text:p><text:a xlink:href="" rml_tag="setlinkname(field.relation)">- relation=[[ len(field.relation) and field.relation or removeParentNode('para') ]]</text:a></text:p>
<text:p>- field=[[ len(field.relation_field) and field.relation_field or removeParentNode('para') ]]</text:p>
<text:p>- selection=[[ field.ttype in ['reference','selection'] and field.selection or removeParentNode('para') ]]</text:p>
<text:p>- size=[[ field.ttype in ['reference','char'] and field.size or removeParentNode('para') ]]</text:p>
<text:p>- ondelete=[[ field.ttype in ['many2one'] and field.on_delete or removeParentNode('para') ]]</text:p>
<text:p>- domain=[[ field.domain and field.domain!='[]' and field.domain or removeParentNode('para') ]]</text:p>
<text:p>- groups=[[ len(field.groups) and ', '.join([g.name for g in field.groups]) or removeParentNode('para') ]]</text:p>


</table:table-cell>
<table:table-cell table:style-name="ce8center">
<text:p>[[ field.required and 'X' ]] </text:p>
</table:table-cell>
<table:table-cell table:style-name="ce8center">
<text:p>[[ field.readonly and 'X' ]] </text:p>
</table:table-cell>
<table:table-cell table:style-name="ce8">
<text:p>[[ getdefault(model.model,field.name) ]] </text:p>
</table:table-cell>
<table:table-cell table:style-name="ce8">
<text:p>[[ field.modules  ]] </text:p>
</table:table-cell>
</table:table-row>
          <table:table-row table:style-name="ro8">
            <table:table-cell table:style-name="Default" table:number-columns-repeated="2"/>
            <table:table-cell table:number-columns-repeated="7"/>
          </table:table-row>
        </table:table-row-group>
      </table:table>
      <table:table table:name="Index" table:style-name="ta1" table:print="false"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 table:number-columns-spanned="2" table:number-rows-spanned="1">
            <text:p>Index</text:p>
          </table:table-cell>
          <table:covered-table-cell/>
        </table:table-row>
        <table:table-row table:style-name="ro2">
[[ repeatIn(objects, 'm') ]]
<table:table-cell table:style-name="ce8">
<text:p><text:a xlink:href="" rml_tag="setlinkname(m.model)">[[ m.name ]]</text:a></text:p>
</table:table-cell>
<table:table-cell table:style-name="ce8">
<text:p>[[ m.model ]]</text:p>
</table:table-cell>
</table:table-row>
      </table:table>
      <table:named-expressions>
        <table:named-range table:name="tutu" table:base-cell-address="$Feuille1.$E$129" table:cell-range-address="$Feuille1.$E$129" rml_loop="repeatIn(objects,'model')" rml_tag="makelink(model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4">14/05/2011</text:date>, <text:time>08:1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 grddl:transformation="http://docs.oasis-open.org/office/1.2/xslt/odf2rdf.xsl">
  <office:meta>
    <meta:initial-creator>jf </meta:initial-creator>
    <meta:creation-date>2011-05-05T12:18:18</meta:creation-date>
    <dc:date>2011-05-13T23:32:27</dc:date>
    <dc:creator>jf </dc:creator>
    <meta:editing-duration>PT00H39M27S</meta:editing-duration>
    <meta:editing-cycles>9</meta:editing-cycles>
    <meta:generator>OpenOffice.org/3.2$Unix OpenOffice.org_project/320m12$Build-9483</meta:generator>
    <meta:document-statistic meta:table-count="3" meta:cell-count="27" meta:object-count="0"/>
  </office:meta>
</office:document-meta>
</file>